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1eae" officeooo:paragraph-rsid="00001eae" style:font-weight-asian="bold" style:font-weight-complex="bold"/>
    </style:style>
    <style:style style:name="P2" style:family="paragraph" style:parent-style-name="Standard">
      <style:text-properties fo:font-weight="bold" officeooo:rsid="00001eae" officeooo:paragraph-rsid="00002887" style:font-weight-asian="bold" style:font-weight-complex="bold"/>
    </style:style>
    <style:style style:name="P3" style:family="paragraph" style:parent-style-name="Standard">
      <style:text-properties fo:font-weight="bold" officeooo:rsid="00002887" officeooo:paragraph-rsid="0000288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normal" style:font-weight-asian="normal" style:font-weight-complex="normal"/>
    </style:style>
    <style:style style:name="T4" style:family="text">
      <style:text-properties style:font-name="Liberation Serif1" fo:font-weight="normal" officeooo:rsid="00002887" style:font-weight-asian="normal" style:font-weight-complex="normal"/>
    </style:style>
    <style:style style:name="T5" style:family="text">
      <style:text-properties style:font-name="Liberation Serif1" fo:font-weight="bold" officeooo:rsid="00001eae" style:font-weight-asian="bold" style:font-weight-complex="bold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fo:color="#000000" style:font-name="Liberation Serif1" fo:font-weight="normal" style:font-weight-asian="normal" style:font-size-complex="16pt" style:font-weight-complex="normal"/>
    </style:style>
    <style:style style:name="T8" style:family="text">
      <style:text-properties fo:color="#000000" style:font-name="Liberation Serif1" fo:font-weight="normal" officeooo:rsid="00002887" style:font-weight-asian="normal" style:font-size-complex="16pt" style:font-weight-complex="normal"/>
    </style:style>
    <style:style style:name="T9" style:family="text">
      <style:text-properties fo:color="#000000" style:font-name="Liberation Serif1" fo:font-weight="normal" officeooo:rsid="00001eae" style:font-weight-asian="normal" style:font-size-complex="16pt" style:font-weight-complex="normal"/>
    </style:style>
    <style:style style:name="T10" style:family="text">
      <style:text-properties fo:color="#000000" style:font-name="Liberation Serif1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SIMPLICATION OF CFG – EPSILON-PRODUCTION (ASSIGNMENT)</text:p>
      <text:p text:style-name="P1"/>
      <text:p text:style-name="P1">1)<text:span text:style-name="T1"> S -&gt; a / Xb / aYa</text:span></text:p>
      <text:p text:style-name="P1"><text:span text:style-name="T1"><text:s text:c="4"/>X -&gt; Y / </text:span><text:span text:style-name="T3">ϵ</text:span></text:p>
      <text:p text:style-name="P1"><text:span text:style-name="T6"><text:s text:c="4"/>Y</text:span><text:span text:style-name="T1"> -&gt; bX</text:span></text:p>
      <text:p text:style-name="P1"><text:span text:style-name="T1"/></text:p>
      <text:p text:style-name="P1"><text:span text:style-name="T1">=&gt; S -&gt; a / Xb / aYa / b</text:span></text:p>
      <text:p text:style-name="P1"><text:span text:style-name="T1"><text:s text:c="5"/>X -&gt; Y</text:span></text:p>
      <text:p text:style-name="P1"><text:span text:style-name="T6"><text:s text:c="5"/>Y</text:span><text:span text:style-name="T1"> -&gt; bX / b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2)<text:span text:style-name="T1"> S -&gt; Xa</text:span></text:p>
      <text:p text:style-name="P1"><text:span text:style-name="T1"><text:s text:c="4"/>X -&gt;aX / bX / </text:span><text:span text:style-name="T3">ϵ</text:span></text:p>
      <text:p text:style-name="P1"><text:span text:style-name="T3"/></text:p>
      <text:p text:style-name="P1"><text:span text:style-name="T3">=&gt; S -&gt; Xa / a</text:span></text:p>
      <text:p text:style-name="P1"><text:span text:style-name="T1"><text:s text:c="5"/>X -&gt;aX / bX / </text:span><text:span text:style-name="T3">a / b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2">3) </text:span><text:span text:style-name="T3">S -&gt; XY</text:span></text:p>
      <text:p text:style-name="P1"><text:span text:style-name="T3"><text:s text:c="4"/>X -&gt; Zb</text:span></text:p>
      <text:p text:style-name="P1"><text:span text:style-name="T3"><text:s text:c="4"/>Y -&gt; bW</text:span></text:p>
      <text:p text:style-name="P1"><text:span text:style-name="T3"><text:s text:c="4"/>Z -&gt;AB</text:span></text:p>
      <text:p text:style-name="P1"><text:span text:style-name="T7"><text:s text:c="4"/>W -&gt; Z</text:span></text:p>
      <text:p text:style-name="P1"><text:span text:style-name="T7"><text:s text:c="4"/>A -&gt;aA / bB / ϵ</text:span></text:p>
      <text:p text:style-name="P1"><text:span text:style-name="T7"><text:s text:c="4"/>B -&gt; B</text:span><text:span text:style-name="T8">a </text:span><text:span text:style-name="T7">/ Bb / ϵ</text:span></text:p>
      <text:p text:style-name="P1"><text:span text:style-name="T7"><text:s text:c="2"/></text:span></text:p>
      <text:p text:style-name="P1"><text:span text:style-name="T7">=&gt; S -&gt; XY</text:span></text:p>
      <text:p text:style-name="P1"><text:span text:style-name="T3"><text:s text:c="5"/>X -&gt; Zb</text:span></text:p>
      <text:p text:style-name="P1"><text:span text:style-name="T3"><text:s text:c="5"/>Y -&gt; bW</text:span></text:p>
      <text:p text:style-name="P1"><text:span text:style-name="T3"><text:s text:c="5"/>Z -&gt;AB / </text:span><text:span text:style-name="T4">B</text:span></text:p>
      <text:p text:style-name="P1"><text:span text:style-name="T7"><text:s text:c="5"/>W -&gt; Z</text:span></text:p>
      <text:p text:style-name="P1"><text:span text:style-name="T7"><text:s text:c="5"/>A -&gt;aA / bB / a</text:span></text:p>
      <text:p text:style-name="P1"><text:span text:style-name="T7"><text:s text:c="5"/>B -&gt; B</text:span><text:span text:style-name="T8">a </text:span><text:span text:style-name="T7">/ Bb / ϵ </text:span></text:p>
      <text:p text:style-name="P1"><text:span text:style-name="T5"/></text:p>
      <text:p text:style-name="P2"><text:span text:style-name="T7">=&gt; S -&gt; XY</text:span></text:p>
      <text:p text:style-name="P2"><text:span text:style-name="T3"><text:s text:c="5"/>X -&gt; Zb</text:span></text:p>
      <text:p text:style-name="P2"><text:span text:style-name="T3"><text:s text:c="5"/>Y -&gt; bW</text:span></text:p>
      <text:p text:style-name="P2"><text:span text:style-name="T3"><text:s text:c="5"/>Z -&gt;AB / </text:span><text:span text:style-name="T4">B / A / </text:span><text:span text:style-name="T10"><text:s/></text:span><text:span text:style-name="T7">ϵ</text:span></text:p>
      <text:p text:style-name="P2"><text:span text:style-name="T7"><text:s text:c="5"/>W -&gt; Z</text:span></text:p>
      <text:p text:style-name="P2"><text:span text:style-name="T7"><text:s text:c="5"/>A -&gt;aA / bB / a / </text:span><text:span text:style-name="T8">b</text:span></text:p>
      <text:p text:style-name="P2"><text:span text:style-name="T7"><text:s text:c="5"/>B -&gt; B</text:span><text:span text:style-name="T8">a </text:span><text:span text:style-name="T7">/ Bb / </text:span><text:span text:style-name="T8">a / b</text:span><text:span text:style-name="T7"> </text:span></text:p>
      <text:p text:style-name="P2"><text:span text:style-name="T5"/></text:p>
      <text:p text:style-name="P2"><text:span text:style-name="T7">=&gt; S -&gt; XY</text:span></text:p>
      <text:p text:style-name="P2"><text:span text:style-name="T3"><text:s text:c="5"/>X -&gt; Zb / </text:span><text:span text:style-name="T4">b</text:span></text:p>
      <text:p text:style-name="P2"><text:span text:style-name="T3"><text:s text:c="5"/>Y -&gt; bW</text:span></text:p>
      <text:p text:style-name="P2"><text:span text:style-name="T3"><text:s text:c="5"/>Z -&gt;AB / </text:span><text:span text:style-name="T4">B / A </text:span></text:p>
      <text:p text:style-name="P2"><text:span text:style-name="T7"><text:s text:c="5"/>W -&gt; Z / ϵ</text:span></text:p>
      <text:p text:style-name="P2"><text:span text:style-name="T7"><text:s text:c="5"/>A -&gt;aA / bB / a / </text:span><text:span text:style-name="T8">b</text:span></text:p>
      <text:p text:style-name="P2"><text:span text:style-name="T7"><text:s text:c="5"/>B -&gt; B</text:span><text:span text:style-name="T8">a </text:span><text:span text:style-name="T7">/ Bb / </text:span><text:span text:style-name="T8">a / b</text:span><text:span text:style-name="T7"> </text:span></text:p>
      <text:p text:style-name="P2"><text:span text:style-name="T5"/></text:p>
      <text:p text:style-name="P2"><text:soft-page-break/><text:span text:style-name="T7">=&gt; S -&gt; XY</text:span></text:p>
      <text:p text:style-name="P2"><text:span text:style-name="T3"><text:s text:c="5"/>X -&gt; Zb / </text:span><text:span text:style-name="T4">b</text:span></text:p>
      <text:p text:style-name="P2"><text:span text:style-name="T3"><text:s text:c="5"/>Y -&gt; bW / </text:span><text:span text:style-name="T4">b</text:span></text:p>
      <text:p text:style-name="P2"><text:span text:style-name="T3"><text:s text:c="5"/>Z -&gt;AB / </text:span><text:span text:style-name="T4">B / A </text:span></text:p>
      <text:p text:style-name="P2"><text:span text:style-name="T7"><text:s text:c="5"/>W -&gt; Z </text:span></text:p>
      <text:p text:style-name="P2"><text:span text:style-name="T7"><text:s text:c="5"/>A -&gt;aA / bB / a / </text:span><text:span text:style-name="T8">b</text:span></text:p>
      <text:p text:style-name="P2"><text:span text:style-name="T7"><text:s text:c="5"/>B -&gt; B</text:span><text:span text:style-name="T8">a </text:span><text:span text:style-name="T7">/ Bb / </text:span><text:span text:style-name="T8">a / b</text:span><text:span text:style-name="T7"> </text:span></text:p>
      <text:p text:style-name="P2"><text:span text:style-name="T5"/></text:p>
      <text:p text:style-name="P2"><text:span text:style-name="T5"/></text:p>
      <text:p text:style-name="P2"><text:span text:style-name="T3"><text:s/></text:span></text:p>
      <text:p text:style-name="P3"><text:span text:style-name="T2">4)</text:span><text:span text:style-name="T3"> S -&gt; ASB / </text:span><text:span text:style-name="T9">ϵ</text:span></text:p>
      <text:p text:style-name="P3"><text:span text:style-name="T9"><text:s text:c="4"/></text:span><text:span text:style-name="T7">A -&gt; aAS / a</text:span></text:p>
      <text:p text:style-name="P3"><text:span text:style-name="T7"><text:s text:c="4"/>B -&gt; SbS / A / bb</text:span></text:p>
      <text:p text:style-name="P3"/>
      <text:p text:style-name="P3"><text:span text:style-name="T7">=&gt; S -&gt; ASB / AB</text:span></text:p>
      <text:p text:style-name="P3"><text:span text:style-name="T9"><text:s text:c="5"/></text:span><text:span text:style-name="T7">A -&gt; aAS / a / <text:s/>aA</text:span></text:p>
      <text:p text:style-name="P3"><text:span text:style-name="T7"><text:s text:c="5"/>B -&gt; SbS / A / bb / bS / Sb / 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3:19:12.530007628</meta:creation-date>
    <dc:date>2020-03-26T23:39:46.019108041</dc:date>
    <meta:editing-duration>PT11S</meta:editing-duration>
    <meta:editing-cycles>1</meta:editing-cycles>
    <meta:document-statistic meta:table-count="0" meta:image-count="0" meta:object-count="0" meta:page-count="2" meta:paragraph-count="54" meta:word-count="283" meta:character-count="906" meta:non-whitespace-character-count="472"/>
    <meta:generator>LibreOffice/6.0.7.3$Linux_X86_64 LibreOffice_project/00m0$Build-3</meta:generator>
  </office:meta>
</office:document-meta>
</file>